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8a23" officeooo:paragraph-rsid="00068a23" style:font-size-asian="17.5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20pt" officeooo:rsid="000b7f64" officeooo:paragraph-rsid="000b7f64" style:font-size-asian="17.5pt" style:font-size-complex="20pt"/>
    </style:style>
    <style:style style:name="P3" style:family="paragraph" style:parent-style-name="Standard">
      <style:text-properties fo:font-size="40pt" officeooo:rsid="00068a23" officeooo:paragraph-rsid="00068a23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40pt" officeooo:rsid="00068a23" officeooo:paragraph-rsid="00068a23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fo:font-size="40pt" officeooo:rsid="000dd064" officeooo:paragraph-rsid="000dd064" style:font-size-asian="40pt" style:font-size-complex="40pt"/>
    </style:style>
    <style:style style:name="T1" style:family="text">
      <style:text-properties officeooo:rsid="00080497"/>
    </style:style>
    <style:style style:name="T2" style:family="text">
      <style:text-properties officeooo:rsid="000a0bae"/>
    </style:style>
    <style:style style:name="T3" style:family="text">
      <style:text-properties officeooo:rsid="000c3f35"/>
    </style:style>
    <style:style style:name="T4" style:family="text">
      <style:text-properties officeooo:rsid="000dd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y child, _______________, <text:span text:style-name="T3">would like to be excused</text:span><text:span text:style-name="T2"> f</text:span><text:span text:style-name="T4">rom</text:span> ___________________,</text:p>
      <text:p text:style-name="P5">for these days _______________________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3">______________</text:p>
      <text:p text:style-name="P1">Signed, <text:span text:style-name="T1">p</text:span>arent</text:p>
      <text:p text:style-name="P2">Form S-<text:span text:style-name="T3">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3:27:02.038969689</meta:creation-date>
    <meta:print-date>2024-10-22T03:42:46.455165330</meta:print-date>
    <dc:date>2024-10-22T04:58:01.122242168</dc:date>
    <meta:editing-duration>PT1H10M3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9" meta:character-count="153" meta:non-whitespace-character-count="139"/>
  </office:meta>
</office:document-meta>
</file>